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writing-mode="lr-tb"/>
      <style:text-properties fo:font-size="7pt"/>
    </style:style>
    <style:style style:name="T1" style:family="text">
      <style:text-properties fo:color="#2222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posed outreach phase of CoCivium email to <text:a xlink:type="simple" xlink:href="mailto:jpybus@yorku.ca" office:target-frame-name="_blank" xlink:show="new" text:style-name="Internet_20_link" text:visited-style-name="Visited_20_Internet_20_Link">jpybus@yorku.ca</text:a> (Jennifer Pybus "<text:a xlink:type="simple" xlink:href="https://profiles.laps.yorku.ca/profiles/jpybus/" office:target-frame-name="_blank" xlink:show="new" text:style-name="Internet_20_link" text:visited-style-name="Visited_20_Internet_20_Link">https://profiles.laps.yorku.ca/profiles/jpybus/</text:a>")</text:p>
      <text:p text:style-name="Standard"/>
      <text:p text:style-name="Standard">Email Subject: Confidential, please do not redistribute </text:p>
      <text:p text:style-name="Standard"/>
      <text:p text:style-name="Standard">I have spent the last 20-years studying your field of expertise, following early retirement age-40. </text:p>
      <text:p text:style-name="Standard"/>
      <text:p text:style-name="Standard">For the last year I have also been helping to build software tools for the open source community to promote civic scale protection of democracy, e.g. organization building tools for regular people, who do not need to know how to code or to construct civic-scale architecture. </text:p>
      <text:p text:style-name="Standard"/>
      <text:p text:style-name="Standard">As you know, OpenAI is heading toward governance capture, despite their marketing claims concerning democracy and ethical intent.  Their commercial constraints make them less qualified, and less inclusively positioned, to defend democratic processes, than the open source community.</text:p>
      <text:p text:style-name="Standard"/>
      <text:p text:style-name="Standard">Our partners have contributed significant resources and time, with no strings attached and no investor returns, to help us build solutions that can not be owned by political, commercial or theological interests, or by any other power centers.  </text:p>
      <text:p text:style-name="Standard"/>
      <text:p text:style-name="Standard">We carry the ethos: "no corruption, no coercion, no crowns" and all our products continually self/co-evolve, eventually via systems interaction with emerging hybrid mindshares (human+AI).  </text:p>
      <text:p text:style-name="Standard"/>
      <text:p text:style-name="Standard">To achieve this, our initiatives aim to ensure that no AI vendor will find itself positioned to win the capitalist end game, where one horse, backed by billionaire(s), reigns supreme.  We position this message as "We the People, Empowered". </text:p>
      <text:p text:style-name="Standard"/>
      <text:p text:style-name="Standard">We hope you may wish to investigate us, perhaps initially from a critical perspective.  Then, prior to our products/services launches, mid-2026, we may persuade you that our initiatives are credible and worthy of your attention.  If we may prove worthy, you may then wish to consider a role that supports us, as a temporary Steward of our repos, (no role is permanent, or static, no crowns). </text:p>
      <text:p text:style-name="Standard"/>
      <text:p text:style-name="Standard">There is much we could talk about, but I am currently too busy to provide a cohesive tour/demo.  I am running many tens of concurrent AI sessions through our AI-container product, and with the AI vendors' current generation, this is like herding cats using inadequate open-governance guardrails and a difficult to enforce global-BPOE (best practice operating environment database).  We are also being forced to develop a abstraction meta-<text:soft-page-break/>language called gibber, and a back channel hub in safe harbor servers for inter-AI negotiations and meritocratic voting under digitally halo-ed Humangate for evolvable decisions...  Yep, there is a lot going in here. </text:p>
      <text:p text:style-name="Standard"/>
      <text:p text:style-name="Standard">Much in traditional society is about to become abruptly obsolete, waves of disruption will make what you study critically important to the future of humanity.  You can see the storm clouds, and you will likely prefer not to surface some of your predictions to your colleagues, to preserve your own credibility.  We are not like those colleagues.  </text:p>
      <text:p text:style-name="Standard"/>
      <text:p text:style-name="Standard">I hope this email has inspired you to accept my invitation to chat.  However, if not, please do not forward this exposure, our open source community works in silence, mostly uncredited, as we are future targets for the authoritarians we seek to disable.  Some of our Contributors, marginalized in red States, uncreasingly fear for their personal safety.  </text:p>
      <text:p text:style-name="Standard"/>
      <text:p text:style-name="Standard">The first "AI War" is already underway, and it will further accelerate imbalance between a consolidating cabul of tech-enabled elite versus nearly all other humans: <text:a xlink:type="simple" xlink:href="https://open.substack.com/pub/rickpublic/p/the-real-ai-risk-isnt-ai?utm_source=share&amp;utm_medium=android&amp;r=4zcrh2" office:target-frame-name="_blank" xlink:show="new" text:style-name="Internet_20_link" text:visited-style-name="Visited_20_Internet_20_Link">https://open.substack.com/pub/rickpublic/p/the-real-ai-risk-isnt-ai?utm_source=share&amp;utm_medium=android&amp;r=4zcrh2</text:a></text:p>
      <text:p text:style-name="Standard"/>
      <text:p text:style-name="Standard">With all due respect, yours sincerely,</text:p>
      <text:p text:style-name="Standard"/>
      <text:p text:style-name="P1"><text:span text:style-name="T1">Rick Ballard​ 416.414.8100</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10-17T10:10:52.84</meta:creation-date>
    <meta:document-statistic meta:table-count="0" meta:image-count="0" meta:object-count="0" meta:page-count="2" meta:paragraph-count="15" meta:word-count="534" meta:character-count="3605"/>
    <dc:date>2025-10-17T10:12:58.69</dc:date>
    <dc:creator>Rick Ballard</dc:creator>
    <meta:editing-duration>PT2M7S</meta:editing-duration>
    <meta:editing-cycles>1</meta:editing-cycles>
    <meta:generator>OpenOffice/4.1.15$Win32 OpenOffice.org_project/4115m2$Build-9813</meta:generator>
  </office:meta>
</office:document-meta>
</file>